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86354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office:string-value="insert into results (question_id,user_id) values (2,1);" table:formula="of:=CONCATENATE(&quot;insert into results (question_id,user_id) values (&quot;;[.A1];&quot;,1);&quot;)" table:style-name="ce1">
            <text:p>insert into results (question_id,user_id) values (2,1);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office:string-value="insert into results (question_id,user_id) values (3,1);" table:formula="of:=CONCATENATE(&quot;insert into results (question_id,user_id) values (&quot;;[.A2];&quot;,1);&quot;)" table:style-name="ce1">
            <text:p>insert into results (question_id,user_id) values (3,1);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office:string-value="insert into results (question_id,user_id) values (4,1);" table:formula="of:=CONCATENATE(&quot;insert into results (question_id,user_id) values (&quot;;[.A3];&quot;,1);&quot;)" table:style-name="ce1">
            <text:p>insert into results (question_id,user_id) values (4,1);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office:string-value="insert into results (question_id,user_id) values (5,1);" table:formula="of:=CONCATENATE(&quot;insert into results (question_id,user_id) values (&quot;;[.A4];&quot;,1);&quot;)" table:style-name="ce1">
            <text:p>insert into results (question_id,user_id) values (5,1);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office:string-value="insert into results (question_id,user_id) values (6,1);" table:formula="of:=CONCATENATE(&quot;insert into results (question_id,user_id) values (&quot;;[.A5];&quot;,1);&quot;)" table:style-name="ce1">
            <text:p>insert into results (question_id,user_id) values (6,1);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office:string-value="insert into results (question_id,user_id) values (7,1);" table:formula="of:=CONCATENATE(&quot;insert into results (question_id,user_id) values (&quot;;[.A6];&quot;,1);&quot;)" table:style-name="ce1">
            <text:p>insert into results (question_id,user_id) values (7,1);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office:string-value="insert into results (question_id,user_id) values (8,1);" table:formula="of:=CONCATENATE(&quot;insert into results (question_id,user_id) values (&quot;;[.A7];&quot;,1);&quot;)" table:style-name="ce1">
            <text:p>insert into results (question_id,user_id) values (8,1);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office:string-value="insert into results (question_id,user_id) values (9,1);" table:formula="of:=CONCATENATE(&quot;insert into results (question_id,user_id) values (&quot;;[.A8];&quot;,1);&quot;)" table:style-name="ce1">
            <text:p>insert into results (question_id,user_id) values (9,1);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office:string-value="insert into results (question_id,user_id) values (10,1);" table:formula="of:=CONCATENATE(&quot;insert into results (question_id,user_id) values (&quot;;[.A9];&quot;,1);&quot;)" table:style-name="ce1">
            <text:p>insert into results (question_id,user_id) values (10,1);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office:string-value="insert into results (question_id,user_id) values (11,1);" table:formula="of:=CONCATENATE(&quot;insert into results (question_id,user_id) values (&quot;;[.A10];&quot;,1);&quot;)" table:style-name="ce1">
            <text:p>insert into results (question_id,user_id) values (11,1);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office:string-value="insert into results (question_id,user_id) values (12,1);" table:formula="of:=CONCATENATE(&quot;insert into results (question_id,user_id) values (&quot;;[.A11];&quot;,1);&quot;)" table:style-name="ce1">
            <text:p>insert into results (question_id,user_id) values (12,1);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office:string-value="insert into results (question_id,user_id) values (13,1);" table:formula="of:=CONCATENATE(&quot;insert into results (question_id,user_id) values (&quot;;[.A12];&quot;,1);&quot;)" table:style-name="ce1">
            <text:p>insert into results (question_id,user_id) values (13,1);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office:string-value="insert into results (question_id,user_id) values (14,1);" table:formula="of:=CONCATENATE(&quot;insert into results (question_id,user_id) values (&quot;;[.A13];&quot;,1);&quot;)" table:style-name="ce1">
            <text:p>insert into results (question_id,user_id) values (14,1);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string" office:string-value="insert into results (question_id,user_id) values (15,1);" table:formula="of:=CONCATENATE(&quot;insert into results (question_id,user_id) values (&quot;;[.A14];&quot;,1);&quot;)" table:style-name="ce1">
            <text:p>insert into results (question_id,user_id) values (15,1);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office:string-value="insert into results (question_id,user_id) values (16,1);" table:formula="of:=CONCATENATE(&quot;insert into results (question_id,user_id) values (&quot;;[.A15];&quot;,1);&quot;)" table:style-name="ce1">
            <text:p>insert into results (question_id,user_id) values (16,1);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string" office:string-value="insert into results (question_id,user_id) values (17,1);" table:formula="of:=CONCATENATE(&quot;insert into results (question_id,user_id) values (&quot;;[.A16];&quot;,1);&quot;)" table:style-name="ce1">
            <text:p>insert into results (question_id,user_id) values (17,1);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string" office:string-value="insert into results (question_id,user_id) values (18,1);" table:formula="of:=CONCATENATE(&quot;insert into results (question_id,user_id) values (&quot;;[.A17];&quot;,1);&quot;)" table:style-name="ce1">
            <text:p>insert into results (question_id,user_id) values (18,1);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string" office:string-value="insert into results (question_id,user_id) values (19,1);" table:formula="of:=CONCATENATE(&quot;insert into results (question_id,user_id) values (&quot;;[.A18];&quot;,1);&quot;)" table:style-name="ce1">
            <text:p>insert into results (question_id,user_id) values (19,1);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string" office:string-value="insert into results (question_id,user_id) values (20,1);" table:formula="of:=CONCATENATE(&quot;insert into results (question_id,user_id) values (&quot;;[.A19];&quot;,1);&quot;)" table:style-name="ce1">
            <text:p>insert into results (question_id,user_id) values (20,1);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table:style-name="ce1"/>
          <table:table-cell office:value-type="string" office:string-value="insert into results (question_id,user_id) values (21,1);" table:formula="of:=CONCATENATE(&quot;insert into results (question_id,user_id) values (&quot;;[.A20];&quot;,1);&quot;)" table:style-name="ce1">
            <text:p>insert into results (question_id,user_id) values (21,1);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string" office:string-value="insert into results (question_id,user_id) values (22,1);" table:formula="of:=CONCATENATE(&quot;insert into results (question_id,user_id) values (&quot;;[.A21];&quot;,1);&quot;)" table:style-name="ce1">
            <text:p>insert into results (question_id,user_id) values (22,1);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table:style-name="ce1"/>
          <table:table-cell office:value-type="string" office:string-value="insert into results (question_id,user_id) values (23,1);" table:formula="of:=CONCATENATE(&quot;insert into results (question_id,user_id) values (&quot;;[.A22];&quot;,1);&quot;)" table:style-name="ce1">
            <text:p>insert into results (question_id,user_id) values (23,1);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string" office:string-value="insert into results (question_id,user_id) values (24,1);" table:formula="of:=CONCATENATE(&quot;insert into results (question_id,user_id) values (&quot;;[.A23];&quot;,1);&quot;)" table:style-name="ce1">
            <text:p>insert into results (question_id,user_id) values (24,1);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string" office:string-value="insert into results (question_id,user_id) values (25,1);" table:formula="of:=CONCATENATE(&quot;insert into results (question_id,user_id) values (&quot;;[.A24];&quot;,1);&quot;)" table:style-name="ce1">
            <text:p>insert into results (question_id,user_id) values (25,1);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string" office:string-value="insert into results (question_id,user_id) values (26,1);" table:formula="of:=CONCATENATE(&quot;insert into results (question_id,user_id) values (&quot;;[.A25];&quot;,1);&quot;)" table:style-name="ce1">
            <text:p>insert into results (question_id,user_id) values (26,1);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string" office:string-value="insert into results (question_id,user_id) values (27,1);" table:formula="of:=CONCATENATE(&quot;insert into results (question_id,user_id) values (&quot;;[.A26];&quot;,1);&quot;)" table:style-name="ce1">
            <text:p>insert into results (question_id,user_id) values (27,1);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string" office:string-value="insert into results (question_id,user_id) values (28,1);" table:formula="of:=CONCATENATE(&quot;insert into results (question_id,user_id) values (&quot;;[.A27];&quot;,1);&quot;)" table:style-name="ce1">
            <text:p>insert into results (question_id,user_id) values (28,1);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string" office:string-value="insert into results (question_id,user_id) values (29,1);" table:formula="of:=CONCATENATE(&quot;insert into results (question_id,user_id) values (&quot;;[.A28];&quot;,1);&quot;)" table:style-name="ce1">
            <text:p>insert into results (question_id,user_id) values (29,1);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string" office:string-value="insert into results (question_id,user_id) values (30,1);" table:formula="of:=CONCATENATE(&quot;insert into results (question_id,user_id) values (&quot;;[.A29];&quot;,1);&quot;)" table:style-name="ce1">
            <text:p>insert into results (question_id,user_id) values (30,1);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string" office:string-value="insert into results (question_id,user_id) values (31,1);" table:formula="of:=CONCATENATE(&quot;insert into results (question_id,user_id) values (&quot;;[.A30];&quot;,1);&quot;)" table:style-name="ce1">
            <text:p>insert into results (question_id,user_id) values (31,1);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string" office:string-value="insert into results (question_id,user_id) values (32,1);" table:formula="of:=CONCATENATE(&quot;insert into results (question_id,user_id) values (&quot;;[.A31];&quot;,1);&quot;)" table:style-name="ce1">
            <text:p>insert into results (question_id,user_id) values (32,1);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string" office:string-value="insert into results (question_id,user_id) values (33,1);" table:formula="of:=CONCATENATE(&quot;insert into results (question_id,user_id) values (&quot;;[.A32];&quot;,1);&quot;)" table:style-name="ce1">
            <text:p>insert into results (question_id,user_id) values (33,1);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string" office:string-value="insert into results (question_id,user_id) values (34,1);" table:formula="of:=CONCATENATE(&quot;insert into results (question_id,user_id) values (&quot;;[.A33];&quot;,1);&quot;)" table:style-name="ce1">
            <text:p>insert into results (question_id,user_id) values (34,1);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string" office:string-value="insert into results (question_id,user_id) values (35,1);" table:formula="of:=CONCATENATE(&quot;insert into results (question_id,user_id) values (&quot;;[.A34];&quot;,1);&quot;)" table:style-name="ce1">
            <text:p>insert into results (question_id,user_id) values (35,1);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string" office:string-value="insert into results (question_id,user_id) values (36,1);" table:formula="of:=CONCATENATE(&quot;insert into results (question_id,user_id) values (&quot;;[.A35];&quot;,1);&quot;)" table:style-name="ce1">
            <text:p>insert into results (question_id,user_id) values (36,1);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string" office:string-value="insert into results (question_id,user_id) values (37,1);" table:formula="of:=CONCATENATE(&quot;insert into results (question_id,user_id) values (&quot;;[.A36];&quot;,1);&quot;)" table:style-name="ce1">
            <text:p>insert into results (question_id,user_id) values (37,1);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string" office:string-value="insert into results (question_id,user_id) values (38,1);" table:formula="of:=CONCATENATE(&quot;insert into results (question_id,user_id) values (&quot;;[.A37];&quot;,1);&quot;)" table:style-name="ce1">
            <text:p>insert into results (question_id,user_id) values (38,1);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string" office:string-value="insert into results (question_id,user_id) values (39,1);" table:formula="of:=CONCATENATE(&quot;insert into results (question_id,user_id) values (&quot;;[.A38];&quot;,1);&quot;)" table:style-name="ce1">
            <text:p>insert into results (question_id,user_id) values (39,1);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string" office:string-value="insert into results (question_id,user_id) values (40,1);" table:formula="of:=CONCATENATE(&quot;insert into results (question_id,user_id) values (&quot;;[.A39];&quot;,1);&quot;)" table:style-name="ce1">
            <text:p>insert into results (question_id,user_id) values (40,1);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string" office:string-value="insert into results (question_id,user_id) values (41,1);" table:formula="of:=CONCATENATE(&quot;insert into results (question_id,user_id) values (&quot;;[.A40];&quot;,1);&quot;)" table:style-name="ce1">
            <text:p>insert into results (question_id,user_id) values (41,1);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string" office:string-value="insert into results (question_id,user_id) values (42,1);" table:formula="of:=CONCATENATE(&quot;insert into results (question_id,user_id) values (&quot;;[.A41];&quot;,1);&quot;)" table:style-name="ce1">
            <text:p>insert into results (question_id,user_id) values (42,1);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string" office:string-value="insert into results (question_id,user_id) values (43,1);" table:formula="of:=CONCATENATE(&quot;insert into results (question_id,user_id) values (&quot;;[.A42];&quot;,1);&quot;)" table:style-name="ce1">
            <text:p>insert into results (question_id,user_id) values (43,1);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string" office:string-value="insert into results (question_id,user_id) values (44,1);" table:formula="of:=CONCATENATE(&quot;insert into results (question_id,user_id) values (&quot;;[.A43];&quot;,1);&quot;)" table:style-name="ce1">
            <text:p>insert into results (question_id,user_id) values (44,1);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string" office:string-value="insert into results (question_id,user_id) values (45,1);" table:formula="of:=CONCATENATE(&quot;insert into results (question_id,user_id) values (&quot;;[.A44];&quot;,1);&quot;)" table:style-name="ce1">
            <text:p>insert into results (question_id,user_id) values (45,1);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string" office:string-value="insert into results (question_id,user_id) values (46,1);" table:formula="of:=CONCATENATE(&quot;insert into results (question_id,user_id) values (&quot;;[.A45];&quot;,1);&quot;)" table:style-name="ce1">
            <text:p>insert into results (question_id,user_id) values (46,1);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string" office:string-value="insert into results (question_id,user_id) values (47,1);" table:formula="of:=CONCATENATE(&quot;insert into results (question_id,user_id) values (&quot;;[.A46];&quot;,1);&quot;)" table:style-name="ce1">
            <text:p>insert into results (question_id,user_id) values (47,1);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string" office:string-value="insert into results (question_id,user_id) values (48,1);" table:formula="of:=CONCATENATE(&quot;insert into results (question_id,user_id) values (&quot;;[.A47];&quot;,1);&quot;)" table:style-name="ce1">
            <text:p>insert into results (question_id,user_id) values (48,1);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string" office:string-value="insert into results (question_id,user_id) values (49,1);" table:formula="of:=CONCATENATE(&quot;insert into results (question_id,user_id) values (&quot;;[.A48];&quot;,1);&quot;)" table:style-name="ce1">
            <text:p>insert into results (question_id,user_id) values (49,1);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string" office:string-value="insert into results (question_id,user_id) values (50,1);" table:formula="of:=CONCATENATE(&quot;insert into results (question_id,user_id) values (&quot;;[.A49];&quot;,1);&quot;)" table:style-name="ce1">
            <text:p>insert into results (question_id,user_id) values (50,1);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string" office:string-value="insert into results (question_id,user_id) values (51,1);" table:formula="of:=CONCATENATE(&quot;insert into results (question_id,user_id) values (&quot;;[.A50];&quot;,1);&quot;)" table:style-name="ce1">
            <text:p>insert into results (question_id,user_id) values (51,1);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string" office:string-value="insert into results (question_id,user_id) values (52,1);" table:formula="of:=CONCATENATE(&quot;insert into results (question_id,user_id) values (&quot;;[.A51];&quot;,1);&quot;)" table:style-name="ce1">
            <text:p>insert into results (question_id,user_id) values (52,1);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string" office:string-value="insert into results (question_id,user_id) values (53,1);" table:formula="of:=CONCATENATE(&quot;insert into results (question_id,user_id) values (&quot;;[.A52];&quot;,1);&quot;)" table:style-name="ce1">
            <text:p>insert into results (question_id,user_id) values (53,1);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string" office:string-value="insert into results (question_id,user_id) values (54,1);" table:formula="of:=CONCATENATE(&quot;insert into results (question_id,user_id) values (&quot;;[.A53];&quot;,1);&quot;)" table:style-name="ce1">
            <text:p>insert into results (question_id,user_id) values (54,1);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string" office:string-value="insert into results (question_id,user_id) values (55,1);" table:formula="of:=CONCATENATE(&quot;insert into results (question_id,user_id) values (&quot;;[.A54];&quot;,1);&quot;)" table:style-name="ce1">
            <text:p>insert into results (question_id,user_id) values (55,1);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string" office:string-value="insert into results (question_id,user_id) values (56,1);" table:formula="of:=CONCATENATE(&quot;insert into results (question_id,user_id) values (&quot;;[.A55];&quot;,1);&quot;)" table:style-name="ce1">
            <text:p>insert into results (question_id,user_id) values (56,1);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string" office:string-value="insert into results (question_id,user_id) values (57,1);" table:formula="of:=CONCATENATE(&quot;insert into results (question_id,user_id) values (&quot;;[.A56];&quot;,1);&quot;)" table:style-name="ce1">
            <text:p>insert into results (question_id,user_id) values (57,1);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string" office:string-value="insert into results (question_id,user_id) values (58,1);" table:formula="of:=CONCATENATE(&quot;insert into results (question_id,user_id) values (&quot;;[.A57];&quot;,1);&quot;)" table:style-name="ce1">
            <text:p>insert into results (question_id,user_id) values (58,1);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string" office:string-value="insert into results (question_id,user_id) values (59,1);" table:formula="of:=CONCATENATE(&quot;insert into results (question_id,user_id) values (&quot;;[.A58];&quot;,1);&quot;)" table:style-name="ce1">
            <text:p>insert into results (question_id,user_id) values (59,1);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string" office:string-value="insert into results (question_id,user_id) values (60,1);" table:formula="of:=CONCATENATE(&quot;insert into results (question_id,user_id) values (&quot;;[.A59];&quot;,1);&quot;)" table:style-name="ce1">
            <text:p>insert into results (question_id,user_id) values (60,1);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string" office:string-value="insert into results (question_id,user_id) values (61,1);" table:formula="of:=CONCATENATE(&quot;insert into results (question_id,user_id) values (&quot;;[.A60];&quot;,1);&quot;)" table:style-name="ce1">
            <text:p>insert into results (question_id,user_id) values (61,1);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string" office:string-value="insert into results (question_id,user_id) values (62,1);" table:formula="of:=CONCATENATE(&quot;insert into results (question_id,user_id) values (&quot;;[.A61];&quot;,1);&quot;)" table:style-name="ce1">
            <text:p>insert into results (question_id,user_id) values (62,1);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string" office:string-value="insert into results (question_id,user_id) values (63,1);" table:formula="of:=CONCATENATE(&quot;insert into results (question_id,user_id) values (&quot;;[.A62];&quot;,1);&quot;)" table:style-name="ce1">
            <text:p>insert into results (question_id,user_id) values (63,1);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table:style-name="ce1"/>
          <table:table-cell office:value-type="string" office:string-value="insert into results (question_id,user_id) values (64,1);" table:formula="of:=CONCATENATE(&quot;insert into results (question_id,user_id) values (&quot;;[.A63];&quot;,1);&quot;)" table:style-name="ce1">
            <text:p>insert into results (question_id,user_id) values (64,1);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table:style-name="ce1"/>
          <table:table-cell office:value-type="string" office:string-value="insert into results (question_id,user_id) values (65,1);" table:formula="of:=CONCATENATE(&quot;insert into results (question_id,user_id) values (&quot;;[.A64];&quot;,1);&quot;)" table:style-name="ce1">
            <text:p>insert into results (question_id,user_id) values (65,1);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string" office:string-value="insert into results (question_id,user_id) values (66,1);" table:formula="of:=CONCATENATE(&quot;insert into results (question_id,user_id) values (&quot;;[.A65];&quot;,1);&quot;)" table:style-name="ce1">
            <text:p>insert into results (question_id,user_id) values (66,1);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string" office:string-value="insert into results (question_id,user_id) values (67,1);" table:formula="of:=CONCATENATE(&quot;insert into results (question_id,user_id) values (&quot;;[.A66];&quot;,1);&quot;)" table:style-name="ce1">
            <text:p>insert into results (question_id,user_id) values (67,1);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string" office:string-value="insert into results (question_id,user_id) values (68,1);" table:formula="of:=CONCATENATE(&quot;insert into results (question_id,user_id) values (&quot;;[.A67];&quot;,1);&quot;)" table:style-name="ce1">
            <text:p>insert into results (question_id,user_id) values (68,1);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string" office:string-value="insert into results (question_id,user_id) values (69,1);" table:formula="of:=CONCATENATE(&quot;insert into results (question_id,user_id) values (&quot;;[.A68];&quot;,1);&quot;)" table:style-name="ce1">
            <text:p>insert into results (question_id,user_id) values (69,1);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string" office:string-value="insert into results (question_id,user_id) values (70,1);" table:formula="of:=CONCATENATE(&quot;insert into results (question_id,user_id) values (&quot;;[.A69];&quot;,1);&quot;)" table:style-name="ce1">
            <text:p>insert into results (question_id,user_id) values (70,1);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string" office:string-value="insert into results (question_id,user_id) values (71,1);" table:formula="of:=CONCATENATE(&quot;insert into results (question_id,user_id) values (&quot;;[.A70];&quot;,1);&quot;)" table:style-name="ce1">
            <text:p>insert into results (question_id,user_id) values (71,1);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table:style-name="ce1"/>
          <table:table-cell office:value-type="string" office:string-value="insert into results (question_id,user_id) values (72,1);" table:formula="of:=CONCATENATE(&quot;insert into results (question_id,user_id) values (&quot;;[.A71];&quot;,1);&quot;)" table:style-name="ce1">
            <text:p>insert into results (question_id,user_id) values (72,1);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string" office:string-value="insert into results (question_id,user_id) values (73,1);" table:formula="of:=CONCATENATE(&quot;insert into results (question_id,user_id) values (&quot;;[.A72];&quot;,1);&quot;)" table:style-name="ce1">
            <text:p>insert into results (question_id,user_id) values (73,1);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string" office:string-value="insert into results (question_id,user_id) values (74,1);" table:formula="of:=CONCATENATE(&quot;insert into results (question_id,user_id) values (&quot;;[.A73];&quot;,1);&quot;)" table:style-name="ce1">
            <text:p>insert into results (question_id,user_id) values (74,1);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table:style-name="ce1"/>
          <table:table-cell office:value-type="string" office:string-value="insert into results (question_id,user_id) values (75,1);" table:formula="of:=CONCATENATE(&quot;insert into results (question_id,user_id) values (&quot;;[.A74];&quot;,1);&quot;)" table:style-name="ce1">
            <text:p>insert into results (question_id,user_id) values (75,1);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string" office:string-value="insert into results (question_id,user_id) values (76,1);" table:formula="of:=CONCATENATE(&quot;insert into results (question_id,user_id) values (&quot;;[.A75];&quot;,1);&quot;)" table:style-name="ce1">
            <text:p>insert into results (question_id,user_id) values (76,1);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table:style-name="ce1"/>
          <table:table-cell office:value-type="string" office:string-value="insert into results (question_id,user_id) values (77,1);" table:formula="of:=CONCATENATE(&quot;insert into results (question_id,user_id) values (&quot;;[.A76];&quot;,1);&quot;)" table:style-name="ce1">
            <text:p>insert into results (question_id,user_id) values (77,1);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string" office:string-value="insert into results (question_id,user_id) values (78,1);" table:formula="of:=CONCATENATE(&quot;insert into results (question_id,user_id) values (&quot;;[.A77];&quot;,1);&quot;)" table:style-name="ce1">
            <text:p>insert into results (question_id,user_id) values (78,1);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string" office:string-value="insert into results (question_id,user_id) values (79,1);" table:formula="of:=CONCATENATE(&quot;insert into results (question_id,user_id) values (&quot;;[.A78];&quot;,1);&quot;)" table:style-name="ce1">
            <text:p>insert into results (question_id,user_id) values (79,1);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string" office:string-value="insert into results (question_id,user_id) values (80,1);" table:formula="of:=CONCATENATE(&quot;insert into results (question_id,user_id) values (&quot;;[.A79];&quot;,1);&quot;)" table:style-name="ce1">
            <text:p>insert into results (question_id,user_id) values (80,1);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string" office:string-value="insert into results (question_id,user_id) values (81,1);" table:formula="of:=CONCATENATE(&quot;insert into results (question_id,user_id) values (&quot;;[.A80];&quot;,1);&quot;)" table:style-name="ce1">
            <text:p>insert into results (question_id,user_id) values (81,1);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string" office:string-value="insert into results (question_id,user_id) values (82,1);" table:formula="of:=CONCATENATE(&quot;insert into results (question_id,user_id) values (&quot;;[.A81];&quot;,1);&quot;)" table:style-name="ce1">
            <text:p>insert into results (question_id,user_id) values (82,1);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string" office:string-value="insert into results (question_id,user_id) values (83,1);" table:formula="of:=CONCATENATE(&quot;insert into results (question_id,user_id) values (&quot;;[.A82];&quot;,1);&quot;)" table:style-name="ce1">
            <text:p>insert into results (question_id,user_id) values (83,1);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string" office:string-value="insert into results (question_id,user_id) values (84,1);" table:formula="of:=CONCATENATE(&quot;insert into results (question_id,user_id) values (&quot;;[.A83];&quot;,1);&quot;)" table:style-name="ce1">
            <text:p>insert into results (question_id,user_id) values (84,1);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string" office:string-value="insert into results (question_id,user_id) values (85,1);" table:formula="of:=CONCATENATE(&quot;insert into results (question_id,user_id) values (&quot;;[.A84];&quot;,1);&quot;)" table:style-name="ce1">
            <text:p>insert into results (question_id,user_id) values (85,1);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string" office:string-value="insert into results (question_id,user_id) values (86,1);" table:formula="of:=CONCATENATE(&quot;insert into results (question_id,user_id) values (&quot;;[.A85];&quot;,1);&quot;)" table:style-name="ce1">
            <text:p>insert into results (question_id,user_id) values (86,1);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string" office:string-value="insert into results (question_id,user_id) values (87,1);" table:formula="of:=CONCATENATE(&quot;insert into results (question_id,user_id) values (&quot;;[.A86];&quot;,1);&quot;)" table:style-name="ce1">
            <text:p>insert into results (question_id,user_id) values (87,1);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string" office:string-value="insert into results (question_id,user_id) values (88,1);" table:formula="of:=CONCATENATE(&quot;insert into results (question_id,user_id) values (&quot;;[.A87];&quot;,1);&quot;)" table:style-name="ce1">
            <text:p>insert into results (question_id,user_id) values (88,1);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string" office:string-value="insert into results (question_id,user_id) values (89,1);" table:formula="of:=CONCATENATE(&quot;insert into results (question_id,user_id) values (&quot;;[.A88];&quot;,1);&quot;)" table:style-name="ce1">
            <text:p>insert into results (question_id,user_id) values (89,1);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string" office:string-value="insert into results (question_id,user_id) values (90,1);" table:formula="of:=CONCATENATE(&quot;insert into results (question_id,user_id) values (&quot;;[.A89];&quot;,1);&quot;)" table:style-name="ce1">
            <text:p>insert into results (question_id,user_id) values (90,1);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string" office:string-value="insert into results (question_id,user_id) values (91,1);" table:formula="of:=CONCATENATE(&quot;insert into results (question_id,user_id) values (&quot;;[.A90];&quot;,1);&quot;)" table:style-name="ce1">
            <text:p>insert into results (question_id,user_id) values (91,1);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string" office:string-value="insert into results (question_id,user_id) values (92,1);" table:formula="of:=CONCATENATE(&quot;insert into results (question_id,user_id) values (&quot;;[.A91];&quot;,1);&quot;)" table:style-name="ce1">
            <text:p>insert into results (question_id,user_id) values (92,1);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string" office:string-value="insert into results (question_id,user_id) values (93,1);" table:formula="of:=CONCATENATE(&quot;insert into results (question_id,user_id) values (&quot;;[.A92];&quot;,1);&quot;)" table:style-name="ce1">
            <text:p>insert into results (question_id,user_id) values (93,1);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string" office:string-value="insert into results (question_id,user_id) values (94,1);" table:formula="of:=CONCATENATE(&quot;insert into results (question_id,user_id) values (&quot;;[.A93];&quot;,1);&quot;)" table:style-name="ce1">
            <text:p>insert into results (question_id,user_id) values (94,1);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string" office:string-value="insert into results (question_id,user_id) values (95,1);" table:formula="of:=CONCATENATE(&quot;insert into results (question_id,user_id) values (&quot;;[.A94];&quot;,1);&quot;)" table:style-name="ce1">
            <text:p>insert into results (question_id,user_id) values (95,1);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string" office:string-value="insert into results (question_id,user_id) values (96,1);" table:formula="of:=CONCATENATE(&quot;insert into results (question_id,user_id) values (&quot;;[.A95];&quot;,1);&quot;)" table:style-name="ce1">
            <text:p>insert into results (question_id,user_id) values (96,1);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string" office:string-value="insert into results (question_id,user_id) values (97,1);" table:formula="of:=CONCATENATE(&quot;insert into results (question_id,user_id) values (&quot;;[.A96];&quot;,1);&quot;)" table:style-name="ce1">
            <text:p>insert into results (question_id,user_id) values (97,1);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string" office:string-value="insert into results (question_id,user_id) values (98,1);" table:formula="of:=CONCATENATE(&quot;insert into results (question_id,user_id) values (&quot;;[.A97];&quot;,1);&quot;)" table:style-name="ce1">
            <text:p>insert into results (question_id,user_id) values (98,1);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string" office:string-value="insert into results (question_id,user_id) values (99,1);" table:formula="of:=CONCATENATE(&quot;insert into results (question_id,user_id) values (&quot;;[.A98];&quot;,1);&quot;)" table:style-name="ce1">
            <text:p>insert into results (question_id,user_id) values (99,1);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insert into results (question_id,user_id) values (100,1);" table:formula="of:=CONCATENATE(&quot;insert into results (question_id,user_id) values (&quot;;[.A99];&quot;,1);&quot;)" table:style-name="ce1">
            <text:p>insert into results (question_id,user_id) values (100,1);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string" office:string-value="insert into results (question_id,user_id) values (101,1);" table:formula="of:=CONCATENATE(&quot;insert into results (question_id,user_id) values (&quot;;[.A100];&quot;,1);&quot;)" table:style-name="ce1">
            <text:p>insert into results (question_id,user_id) values (101,1);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string" office:string-value="insert into results (question_id,user_id) values (102,1);" table:formula="of:=CONCATENATE(&quot;insert into results (question_id,user_id) values (&quot;;[.A101];&quot;,1);&quot;)" table:style-name="ce1">
            <text:p>insert into results (question_id,user_id) values (102,1);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string" office:string-value="insert into results (question_id,user_id) values (103,1);" table:formula="of:=CONCATENATE(&quot;insert into results (question_id,user_id) values (&quot;;[.A102];&quot;,1);&quot;)" table:style-name="ce1">
            <text:p>insert into results (question_id,user_id) values (103,1);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string" office:string-value="insert into results (question_id,user_id) values (104,1);" table:formula="of:=CONCATENATE(&quot;insert into results (question_id,user_id) values (&quot;;[.A103];&quot;,1);&quot;)" table:style-name="ce1">
            <text:p>insert into results (question_id,user_id) values (104,1);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string" office:string-value="insert into results (question_id,user_id) values (105,1);" table:formula="of:=CONCATENATE(&quot;insert into results (question_id,user_id) values (&quot;;[.A104];&quot;,1);&quot;)" table:style-name="ce1">
            <text:p>insert into results (question_id,user_id) values (105,1);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string" office:string-value="insert into results (question_id,user_id) values (106,1);" table:formula="of:=CONCATENATE(&quot;insert into results (question_id,user_id) values (&quot;;[.A105];&quot;,1);&quot;)" table:style-name="ce1">
            <text:p>insert into results (question_id,user_id) values (106,1);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string" office:string-value="insert into results (question_id,user_id) values (107,1);" table:formula="of:=CONCATENATE(&quot;insert into results (question_id,user_id) values (&quot;;[.A106];&quot;,1);&quot;)" table:style-name="ce1">
            <text:p>insert into results (question_id,user_id) values (107,1);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table:style-name="ce1"/>
          <table:table-cell office:value-type="string" office:string-value="insert into results (question_id,user_id) values (108,1);" table:formula="of:=CONCATENATE(&quot;insert into results (question_id,user_id) values (&quot;;[.A107];&quot;,1);&quot;)" table:style-name="ce1">
            <text:p>insert into results (question_id,user_id) values (108,1);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string" office:string-value="insert into results (question_id,user_id) values (109,1);" table:formula="of:=CONCATENATE(&quot;insert into results (question_id,user_id) values (&quot;;[.A108];&quot;,1);&quot;)" table:style-name="ce1">
            <text:p>insert into results (question_id,user_id) values (109,1);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string" office:string-value="insert into results (question_id,user_id) values (110,1);" table:formula="of:=CONCATENATE(&quot;insert into results (question_id,user_id) values (&quot;;[.A109];&quot;,1);&quot;)" table:style-name="ce1">
            <text:p>insert into results (question_id,user_id) values (110,1);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table:style-name="ce1"/>
          <table:table-cell office:value-type="string" office:string-value="insert into results (question_id,user_id) values (111,1);" table:formula="of:=CONCATENATE(&quot;insert into results (question_id,user_id) values (&quot;;[.A110];&quot;,1);&quot;)" table:style-name="ce1">
            <text:p>insert into results (question_id,user_id) values (111,1);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string" office:string-value="insert into results (question_id,user_id) values (112,1);" table:formula="of:=CONCATENATE(&quot;insert into results (question_id,user_id) values (&quot;;[.A111];&quot;,1);&quot;)" table:style-name="ce1">
            <text:p>insert into results (question_id,user_id) values (112,1);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string" office:string-value="insert into results (question_id,user_id) values (113,1);" table:formula="of:=CONCATENATE(&quot;insert into results (question_id,user_id) values (&quot;;[.A112];&quot;,1);&quot;)" table:style-name="ce1">
            <text:p>insert into results (question_id,user_id) values (113,1);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string" office:string-value="insert into results (question_id,user_id) values (114,1);" table:formula="of:=CONCATENATE(&quot;insert into results (question_id,user_id) values (&quot;;[.A113];&quot;,1);&quot;)" table:style-name="ce1">
            <text:p>insert into results (question_id,user_id) values (114,1);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string" office:string-value="insert into results (question_id,user_id) values (115,1);" table:formula="of:=CONCATENATE(&quot;insert into results (question_id,user_id) values (&quot;;[.A114];&quot;,1);&quot;)" table:style-name="ce1">
            <text:p>insert into results (question_id,user_id) values (115,1);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string" office:string-value="insert into results (question_id,user_id) values (116,1);" table:formula="of:=CONCATENATE(&quot;insert into results (question_id,user_id) values (&quot;;[.A115];&quot;,1);&quot;)" table:style-name="ce1">
            <text:p>insert into results (question_id,user_id) values (116,1);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string" office:string-value="insert into results (question_id,user_id) values (117,1);" table:formula="of:=CONCATENATE(&quot;insert into results (question_id,user_id) values (&quot;;[.A116];&quot;,1);&quot;)" table:style-name="ce1">
            <text:p>insert into results (question_id,user_id) values (117,1);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string" office:string-value="insert into results (question_id,user_id) values (118,1);" table:formula="of:=CONCATENATE(&quot;insert into results (question_id,user_id) values (&quot;;[.A117];&quot;,1);&quot;)" table:style-name="ce1">
            <text:p>insert into results (question_id,user_id) values (118,1);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string" office:string-value="insert into results (question_id,user_id) values (119,1);" table:formula="of:=CONCATENATE(&quot;insert into results (question_id,user_id) values (&quot;;[.A118];&quot;,1);&quot;)" table:style-name="ce1">
            <text:p>insert into results (question_id,user_id) values (119,1);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string" office:string-value="insert into results (question_id,user_id) values (120,1);" table:formula="of:=CONCATENATE(&quot;insert into results (question_id,user_id) values (&quot;;[.A119];&quot;,1);&quot;)" table:style-name="ce1">
            <text:p>insert into results (question_id,user_id) values (120,1);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string" office:string-value="insert into results (question_id,user_id) values (121,1);" table:formula="of:=CONCATENATE(&quot;insert into results (question_id,user_id) values (&quot;;[.A120];&quot;,1);&quot;)" table:style-name="ce1">
            <text:p>insert into results (question_id,user_id) values (121,1);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string" office:string-value="insert into results (question_id,user_id) values (122,1);" table:formula="of:=CONCATENATE(&quot;insert into results (question_id,user_id) values (&quot;;[.A121];&quot;,1);&quot;)" table:style-name="ce1">
            <text:p>insert into results (question_id,user_id) values (122,1);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table:style-name="ce1"/>
          <table:table-cell office:value-type="string" office:string-value="insert into results (question_id,user_id) values (123,1);" table:formula="of:=CONCATENATE(&quot;insert into results (question_id,user_id) values (&quot;;[.A122];&quot;,1);&quot;)" table:style-name="ce1">
            <text:p>insert into results (question_id,user_id) values (123,1);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string" office:string-value="insert into results (question_id,user_id) values (124,1);" table:formula="of:=CONCATENATE(&quot;insert into results (question_id,user_id) values (&quot;;[.A123];&quot;,1);&quot;)" table:style-name="ce1">
            <text:p>insert into results (question_id,user_id) values (124,1);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table:style-name="ce1"/>
          <table:table-cell office:value-type="string" office:string-value="insert into results (question_id,user_id) values (125,1);" table:formula="of:=CONCATENATE(&quot;insert into results (question_id,user_id) values (&quot;;[.A124];&quot;,1);&quot;)" table:style-name="ce1">
            <text:p>insert into results (question_id,user_id) values (125,1);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string" office:string-value="insert into results (question_id,user_id) values (126,1);" table:formula="of:=CONCATENATE(&quot;insert into results (question_id,user_id) values (&quot;;[.A125];&quot;,1);&quot;)" table:style-name="ce1">
            <text:p>insert into results (question_id,user_id) values (126,1);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string" office:string-value="insert into results (question_id,user_id) values (127,1);" table:formula="of:=CONCATENATE(&quot;insert into results (question_id,user_id) values (&quot;;[.A126];&quot;,1);&quot;)" table:style-name="ce1">
            <text:p>insert into results (question_id,user_id) values (127,1);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string" office:string-value="insert into results (question_id,user_id) values (128,1);" table:formula="of:=CONCATENATE(&quot;insert into results (question_id,user_id) values (&quot;;[.A127];&quot;,1);&quot;)" table:style-name="ce1">
            <text:p>insert into results (question_id,user_id) values (128,1);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string" office:string-value="insert into results (question_id,user_id) values (129,1);" table:formula="of:=CONCATENATE(&quot;insert into results (question_id,user_id) values (&quot;;[.A128];&quot;,1);&quot;)" table:style-name="ce1">
            <text:p>insert into results (question_id,user_id) values (129,1);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string" office:string-value="insert into results (question_id,user_id) values (130,1);" table:formula="of:=CONCATENATE(&quot;insert into results (question_id,user_id) values (&quot;;[.A129];&quot;,1);&quot;)" table:style-name="ce1">
            <text:p>insert into results (question_id,user_id) values (130,1);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table:style-name="ce1"/>
          <table:table-cell office:value-type="string" office:string-value="insert into results (question_id,user_id) values (131,1);" table:formula="of:=CONCATENATE(&quot;insert into results (question_id,user_id) values (&quot;;[.A130];&quot;,1);&quot;)" table:style-name="ce1">
            <text:p>insert into results (question_id,user_id) values (131,1);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string" office:string-value="insert into results (question_id,user_id) values (132,1);" table:formula="of:=CONCATENATE(&quot;insert into results (question_id,user_id) values (&quot;;[.A131];&quot;,1);&quot;)" table:style-name="ce1">
            <text:p>insert into results (question_id,user_id) values (132,1);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string" office:string-value="insert into results (question_id,user_id) values (133,1);" table:formula="of:=CONCATENATE(&quot;insert into results (question_id,user_id) values (&quot;;[.A132];&quot;,1);&quot;)" table:style-name="ce1">
            <text:p>insert into results (question_id,user_id) values (133,1);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string" office:string-value="insert into results (question_id,user_id) values (134,1);" table:formula="of:=CONCATENATE(&quot;insert into results (question_id,user_id) values (&quot;;[.A133];&quot;,1);&quot;)" table:style-name="ce1">
            <text:p>insert into results (question_id,user_id) values (134,1);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string" office:string-value="insert into results (question_id,user_id) values (135,1);" table:formula="of:=CONCATENATE(&quot;insert into results (question_id,user_id) values (&quot;;[.A134];&quot;,1);&quot;)" table:style-name="ce1">
            <text:p>insert into results (question_id,user_id) values (135,1);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table:style-name="ce1"/>
          <table:table-cell office:value-type="string" office:string-value="insert into results (question_id,user_id) values (136,1);" table:formula="of:=CONCATENATE(&quot;insert into results (question_id,user_id) values (&quot;;[.A135];&quot;,1);&quot;)" table:style-name="ce1">
            <text:p>insert into results (question_id,user_id) values (136,1);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string" office:string-value="insert into results (question_id,user_id) values (137,1);" table:formula="of:=CONCATENATE(&quot;insert into results (question_id,user_id) values (&quot;;[.A136];&quot;,1);&quot;)" table:style-name="ce1">
            <text:p>insert into results (question_id,user_id) values (137,1);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string" office:string-value="insert into results (question_id,user_id) values (138,1);" table:formula="of:=CONCATENATE(&quot;insert into results (question_id,user_id) values (&quot;;[.A137];&quot;,1);&quot;)" table:style-name="ce1">
            <text:p>insert into results (question_id,user_id) values (138,1);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string" office:string-value="insert into results (question_id,user_id) values (139,1);" table:formula="of:=CONCATENATE(&quot;insert into results (question_id,user_id) values (&quot;;[.A138];&quot;,1);&quot;)" table:style-name="ce1">
            <text:p>insert into results (question_id,user_id) values (139,1);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string" office:string-value="insert into results (question_id,user_id) values (140,1);" table:formula="of:=CONCATENATE(&quot;insert into results (question_id,user_id) values (&quot;;[.A139];&quot;,1);&quot;)" table:style-name="ce1">
            <text:p>insert into results (question_id,user_id) values (140,1);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string" office:string-value="insert into results (question_id,user_id) values (141,1);" table:formula="of:=CONCATENATE(&quot;insert into results (question_id,user_id) values (&quot;;[.A140];&quot;,1);&quot;)" table:style-name="ce1">
            <text:p>insert into results (question_id,user_id) values (141,1);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string" office:string-value="insert into results (question_id,user_id) values (142,1);" table:formula="of:=CONCATENATE(&quot;insert into results (question_id,user_id) values (&quot;;[.A141];&quot;,1);&quot;)" table:style-name="ce1">
            <text:p>insert into results (question_id,user_id) values (142,1);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table:style-name="ce1"/>
          <table:table-cell office:value-type="string" office:string-value="insert into results (question_id,user_id) values (143,1);" table:formula="of:=CONCATENATE(&quot;insert into results (question_id,user_id) values (&quot;;[.A142];&quot;,1);&quot;)" table:style-name="ce1">
            <text:p>insert into results (question_id,user_id) values (143,1);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table:style-name="ce1"/>
          <table:table-cell office:value-type="string" office:string-value="insert into results (question_id,user_id) values (144,1);" table:formula="of:=CONCATENATE(&quot;insert into results (question_id,user_id) values (&quot;;[.A143];&quot;,1);&quot;)" table:style-name="ce1">
            <text:p>insert into results (question_id,user_id) values (144,1);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string" office:string-value="insert into results (question_id,user_id) values (145,1);" table:formula="of:=CONCATENATE(&quot;insert into results (question_id,user_id) values (&quot;;[.A144];&quot;,1);&quot;)" table:style-name="ce1">
            <text:p>insert into results (question_id,user_id) values (145,1);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string" office:string-value="insert into results (question_id,user_id) values (146,1);" table:formula="of:=CONCATENATE(&quot;insert into results (question_id,user_id) values (&quot;;[.A145];&quot;,1);&quot;)" table:style-name="ce1">
            <text:p>insert into results (question_id,user_id) values (146,1);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string" office:string-value="insert into results (question_id,user_id) values (147,1);" table:formula="of:=CONCATENATE(&quot;insert into results (question_id,user_id) values (&quot;;[.A146];&quot;,1);&quot;)" table:style-name="ce1">
            <text:p>insert into results (question_id,user_id) values (147,1);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string" office:string-value="insert into results (question_id,user_id) values (148,1);" table:formula="of:=CONCATENATE(&quot;insert into results (question_id,user_id) values (&quot;;[.A147];&quot;,1);&quot;)" table:style-name="ce1">
            <text:p>insert into results (question_id,user_id) values (148,1);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string" office:string-value="insert into results (question_id,user_id) values (149,1);" table:formula="of:=CONCATENATE(&quot;insert into results (question_id,user_id) values (&quot;;[.A148];&quot;,1);&quot;)" table:style-name="ce1">
            <text:p>insert into results (question_id,user_id) values (149,1);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string" office:string-value="insert into results (question_id,user_id) values (150,1);" table:formula="of:=CONCATENATE(&quot;insert into results (question_id,user_id) values (&quot;;[.A149];&quot;,1);&quot;)" table:style-name="ce1">
            <text:p>insert into results (question_id,user_id) values (150,1);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string" office:string-value="insert into results (question_id,user_id) values (151,1);" table:formula="of:=CONCATENATE(&quot;insert into results (question_id,user_id) values (&quot;;[.A150];&quot;,1);&quot;)" table:style-name="ce1">
            <text:p>insert into results (question_id,user_id) values (151,1);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string" office:string-value="insert into results (question_id,user_id) values (152,1);" table:formula="of:=CONCATENATE(&quot;insert into results (question_id,user_id) values (&quot;;[.A151];&quot;,1);&quot;)" table:style-name="ce1">
            <text:p>insert into results (question_id,user_id) values (152,1);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string" office:string-value="insert into results (question_id,user_id) values (153,1);" table:formula="of:=CONCATENATE(&quot;insert into results (question_id,user_id) values (&quot;;[.A152];&quot;,1);&quot;)" table:style-name="ce1">
            <text:p>insert into results (question_id,user_id) values (153,1);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string" office:string-value="insert into results (question_id,user_id) values (154,1);" table:formula="of:=CONCATENATE(&quot;insert into results (question_id,user_id) values (&quot;;[.A153];&quot;,1);&quot;)" table:style-name="ce1">
            <text:p>insert into results (question_id,user_id) values (154,1);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string" office:string-value="insert into results (question_id,user_id) values (155,1);" table:formula="of:=CONCATENATE(&quot;insert into results (question_id,user_id) values (&quot;;[.A154];&quot;,1);&quot;)" table:style-name="ce1">
            <text:p>insert into results (question_id,user_id) values (155,1);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string" office:string-value="insert into results (question_id,user_id) values (156,1);" table:formula="of:=CONCATENATE(&quot;insert into results (question_id,user_id) values (&quot;;[.A155];&quot;,1);&quot;)" table:style-name="ce1">
            <text:p>insert into results (question_id,user_id) values (156,1);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string" office:string-value="insert into results (question_id,user_id) values (157,1);" table:formula="of:=CONCATENATE(&quot;insert into results (question_id,user_id) values (&quot;;[.A156];&quot;,1);&quot;)" table:style-name="ce1">
            <text:p>insert into results (question_id,user_id) values (157,1);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string" office:string-value="insert into results (question_id,user_id) values (158,1);" table:formula="of:=CONCATENATE(&quot;insert into results (question_id,user_id) values (&quot;;[.A157];&quot;,1);&quot;)" table:style-name="ce1">
            <text:p>insert into results (question_id,user_id) values (158,1);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string" office:string-value="insert into results (question_id,user_id) values (159,1);" table:formula="of:=CONCATENATE(&quot;insert into results (question_id,user_id) values (&quot;;[.A158];&quot;,1);&quot;)" table:style-name="ce1">
            <text:p>insert into results (question_id,user_id) values (159,1);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string" office:string-value="insert into results (question_id,user_id) values (160,1);" table:formula="of:=CONCATENATE(&quot;insert into results (question_id,user_id) values (&quot;;[.A159];&quot;,1);&quot;)" table:style-name="ce1">
            <text:p>insert into results (question_id,user_id) values (160,1);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table:style-name="ce1"/>
          <table:table-cell office:value-type="string" office:string-value="insert into results (question_id,user_id) values (161,1);" table:formula="of:=CONCATENATE(&quot;insert into results (question_id,user_id) values (&quot;;[.A160];&quot;,1);&quot;)" table:style-name="ce1">
            <text:p>insert into results (question_id,user_id) values (161,1);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table:style-name="ce1"/>
          <table:table-cell office:value-type="string" office:string-value="insert into results (question_id,user_id) values (162,1);" table:formula="of:=CONCATENATE(&quot;insert into results (question_id,user_id) values (&quot;;[.A161];&quot;,1);&quot;)" table:style-name="ce1">
            <text:p>insert into results (question_id,user_id) values (162,1);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table:style-name="ce1"/>
          <table:table-cell office:value-type="string" office:string-value="insert into results (question_id,user_id) values (163,1);" table:formula="of:=CONCATENATE(&quot;insert into results (question_id,user_id) values (&quot;;[.A162];&quot;,1);&quot;)" table:style-name="ce1">
            <text:p>insert into results (question_id,user_id) values (163,1);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string" office:string-value="insert into results (question_id,user_id) values (164,1);" table:formula="of:=CONCATENATE(&quot;insert into results (question_id,user_id) values (&quot;;[.A163];&quot;,1);&quot;)" table:style-name="ce1">
            <text:p>insert into results (question_id,user_id) values (164,1);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string" office:string-value="insert into results (question_id,user_id) values (165,1);" table:formula="of:=CONCATENATE(&quot;insert into results (question_id,user_id) values (&quot;;[.A164];&quot;,1);&quot;)" table:style-name="ce1">
            <text:p>insert into results (question_id,user_id) values (165,1);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table:style-name="ce1"/>
          <table:table-cell office:value-type="string" office:string-value="insert into results (question_id,user_id) values (166,1);" table:formula="of:=CONCATENATE(&quot;insert into results (question_id,user_id) values (&quot;;[.A165];&quot;,1);&quot;)" table:style-name="ce1">
            <text:p>insert into results (question_id,user_id) values (166,1);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string" office:string-value="insert into results (question_id,user_id) values (167,1);" table:formula="of:=CONCATENATE(&quot;insert into results (question_id,user_id) values (&quot;;[.A166];&quot;,1);&quot;)" table:style-name="ce1">
            <text:p>insert into results (question_id,user_id) values (167,1);</text:p>
          </table:table-cell>
          <table:table-cell table:number-columns-repeated="16381"/>
        </table:table-row>
        <table:table-row table:number-rows-repeated="1048410" table:style-name="ro1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Kordian Bober</meta:initial-creator>
    <dc:creator>BOBKOR</dc:creator>
    <meta:creation-date>2020-02-15T17:01:56Z</meta:creation-date>
    <dc:date>2020-07-31T15:28:34Z</dc:date>
    <meta:editing-cycles>1</meta:editing-cycles>
    <meta:editing-duration>PT158S</meta:editing-duration>
  </office:meta>
</office:document-meta>
</file>